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184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369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3"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10-29_10-50-06_000.jpg</text:p>
          </table:table-cell>
          <table:table-cell table:style-name="ce3"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10-29_12-31-52_000.jpg</text:p>
          </table:table-cell>
          <table:table-cell office:value-type="string">
            <text:p>:PHOTO 面白いもの / @自室、机上 / 記録用 / 読書の時、本を積んでおく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0-29_13-07-30_000.png</text:p>
          </table:table-cell>
          <table:table-cell table:style-name="ce3" office:value-type="string">
            <text:p>:m 読みたい本 / 『パチンコがアニメだらけになった理由（わけ）』 / 著者=安藤健二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10-29_13-08-10_000.jpg</text:p>
          </table:table-cell>
          <table:table-cell table:style-name="ce3" office:value-type="string">
            <text:p>:bookmemo / 読んだ本 / 『』 / 著者=溝口敦、山村明義、一ノ宮、寺澤、鈴木、他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10-29_14-18-07_000.png</text:p>
          </table:table-cell>
          <table:table-cell table:style-name="ce3" office:value-type="string">
            <text:p>:m 読みたい本 / 『ほんとはこわい「やさしさ社会」』 / 著者=森真一</text:p>
          </table:table-cell>
          <table:table-cell/>
          <table:table-cell table:style-name="Default"/>
          <table:table-cell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2018-10-29_14-18-56_000.png</text:p>
          </table:table-cell>
          <table:table-cell table:style-name="ce3" office:value-type="string">
            <text:p>:m 読みたい本 / 『脳のはたらきがわかる本』 / 著者=小長谷正明</text:p>
          </table:table-cell>
          <table:table-cell table:number-columns-repeated="3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2018-10-29_14-19-32_000.png</text:p>
          </table:table-cell>
          <table:table-cell table:style-name="ce3" office:value-type="string">
            <text:p>:m 読みたい本 / 『音楽療法最前線』 / 著者=小松、佐々木、編</text:p>
          </table:table-cell>
          <table:table-cell table:number-columns-repeated="3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2018-10-29_14-53-50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8-10-29_16-16-29_000.jpg</text:p>
          </table:table-cell>
          <table:table-cell office:value-type="string">
            <text:p>:m 1-2*2 RES / 245 / 『原油価格高騰の謎』　芥田知至 / p.29</text:p>
          </table:table-cell>
          <table:table-cell table:number-columns-repeated="3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2018-10-29_16-37-24_000.png</text:p>
          </table:table-cell>
          <table:table-cell table:style-name="ce3" office:value-type="string">
            <text:p>:m 読みたい本 / 『沈黙の世界』 / 著者=マックス・ピカート</text:p>
          </table:table-cell>
          <table:table-cell table:number-columns-repeated="3"/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2018-10-29_18-15-00_000.jpg</text:p>
          </table:table-cell>
          <table:table-cell table:style-name="ce3" office:value-type="string">
            <text:p>:m music / log / kb / s.1:TR,N,hand-movement-wide~RH,k.Fdim5.trans-2.-3f</text:p>
          </table:table-cell>
          <table:table-cell table:number-columns-repeated="3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2018-10-29_18-22-58_000.jpg</text:p>
          </table:table-cell>
          <table:table-cell office:value-type="string">
            <text:p>:PHOTO 記録用 / @自室、ベランダ / UFO観測 / N-35-35-28.18 E-139-34-49.87</text:p>
          </table:table-cell>
          <table:table-cell table:number-columns-repeated="3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2018-10-29_18-23-04_000.jpg</text:p>
          </table:table-cell>
          <table:table-cell office:value-type="string">
            <text:p>:PHOTO 記録用 / @自室、ベランダ / UFO観測 / N-35-35-28.23 E-139-34-50.04</text:p>
          </table:table-cell>
          <table:table-cell table:number-columns-repeated="3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2018-10-29_18-23-36_000.jpg</text:p>
          </table:table-cell>
          <table:table-cell office:value-type="string">
            <text:p>:PHOTO 記録用 / @自室、ベランダ / UFO観測 / N-35-35-28.63 E-139-34-49.76</text:p>
          </table:table-cell>
          <table:table-cell table:number-columns-repeated="3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2018-10-29_18-56-40_000.png</text:p>
          </table:table-cell>
          <table:table-cell table:style-name="ce3" office:value-type="string">
            <text:p>:m 読みたい本 / 『』 / 著者=XXX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8-10-29_20-24-15_000.jpg</text:p>
          </table:table-cell>
          <table:table-cell table:style-name="ce3" office:value-type="string">
            <text:p>:m 食べた物</text:p>
          </table:table-cell>
          <table:table-cell table:number-columns-repeated="3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2018-10-29_22-06-19_000.jpg</text:p>
          </table:table-cell>
          <table:table-cell table:style-name="ce3" office:value-type="string">
            <text:p>:m 記録 / 身体 / 足の裏 / 水虫 / 右足 </text:p>
          </table:table-cell>
          <table:table-cell table:number-columns-repeated="3"/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2018-10-30_04-41-53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8-10-30_05-47-07_000.png</text:p>
          </table:table-cell>
          <table:table-cell table:style-name="ce3" office:value-type="string">
            <text:p>:m 読みたい本 / 『大系　仏教と日本人　８　性と身分』 / 著者=井上、上山、監修</text:p>
          </table:table-cell>
          <table:table-cell table:number-columns-repeated="3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2018-10-30_05-50-20_000.png</text:p>
          </table:table-cell>
          <table:table-cell table:style-name="ce3" office:value-type="string">
            <text:p>:m 読みたい本 / 『日本の言語学　第１巻　言語の本質と機能』 / 著者=服部、他、編集責任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8-10-30_06-26-03_000.jpg</text:p>
          </table:table-cell>
          <table:table-cell office:value-type="string">
            <text:p>:m 1-2*2 RES / 245 / 『わきまえの語用論』　井出祥子 / p.11</text:p>
          </table:table-cell>
          <table:table-cell table:number-columns-repeated="3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2018-10-30_06-39-06_000.jpg</text:p>
          </table:table-cell>
          <table:table-cell office:value-type="string">
            <text:p>:PHOTO 記録用 / @宮前区役所、駐車場入口 / カラス、鳩の遺骸 / N-35-35-22.57 E-139-34-44.88</text:p>
          </table:table-cell>
          <table:table-cell table:number-columns-repeated="3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2018-10-30_06-39-08_000.jpg</text:p>
          </table:table-cell>
          <table:table-cell office:value-type="string">
            <text:p>:PHOTO 記録用 / @宮前区役所、駐車場入口 / カラス、鳩の遺骸 / N-35-35-22.57 E-139-34-44.88</text:p>
          </table:table-cell>
          <table:table-cell table:number-columns-repeated="3"/>
        </table:table-row>
        <table:table-row table:style-name="ro9">
          <table:table-cell office:value-type="float" office:value="24">
            <text:p>24</text:p>
          </table:table-cell>
          <table:table-cell office:value-type="string">
            <text:p>2018-10-30_06-39-10_000.jpg</text:p>
          </table:table-cell>
          <table:table-cell office:value-type="string">
            <text:p>:PHOTO 記録用 / @宮前区役所、駐車場入口 / カラス、鳩の遺骸 / 最初に、遺骸をついばんでいたカラス / N-35-35-22.57 E-139-34-44.88</text:p>
          </table:table-cell>
          <table:table-cell table:number-columns-repeated="3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2018-10-30_06-39-11_000.jpg</text:p>
          </table:table-cell>
          <table:table-cell office:value-type="string">
            <text:p>:PHOTO 記録用 / @宮前区役所、駐車場入口 / カラス、鳩の遺骸 / N-35-35-22.6 E-139-34-44.88</text:p>
          </table:table-cell>
          <table:table-cell table:number-columns-repeated="3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2018-10-30_06-39-12_000.jpg</text:p>
          </table:table-cell>
          <table:table-cell office:value-type="string">
            <text:p>:PHOTO 記録用 / @宮前区役所、駐車場入口 / カラス、鳩の遺骸 / N-35-35-22.61 E-139-34-44.88</text:p>
          </table:table-cell>
          <table:table-cell table:number-columns-repeated="3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2018-10-30_06-39-21_000.jpg</text:p>
          </table:table-cell>
          <table:table-cell office:value-type="string">
            <text:p>:PHOTO 記録用 / @宮前区役所、駐車場入口 / カラス、鳩の遺骸 / N-35-35-22.61 E-139-34-44.82</text:p>
          </table:table-cell>
          <table:table-cell table:number-columns-repeated="3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2018-10-30_06-39-24_000.jpg</text:p>
          </table:table-cell>
          <table:table-cell office:value-type="string">
            <text:p>:PHOTO 記録用 / @宮前区役所、駐車場入口 / カラス、鳩の遺骸 / N-35-35-22.61 E-139-34-44.82</text:p>
          </table:table-cell>
          <table:table-cell table:number-columns-repeated="3"/>
        </table:table-row>
        <table:table-row table:style-name="ro10">
          <table:table-cell office:value-type="float" office:value="29">
            <text:p>29</text:p>
          </table:table-cell>
          <table:table-cell office:value-type="string">
            <text:p>2018-10-30_07-04-52_000.jpg</text:p>
          </table:table-cell>
          <table:table-cell office:value-type="string">
            <text:p>:m 東和 181030tu / PHOTO 現場状況 / 宮前平駅 / ジオ宮前平 / １名 / カワデン様（ライト工業） / N-35-35-20.92 E-139-34-40.76</text:p>
          </table:table-cell>
          <table:table-cell table:number-columns-repeated="3"/>
        </table:table-row>
        <table:table-row table:style-name="ro10">
          <table:table-cell office:value-type="float" office:value="30">
            <text:p>30</text:p>
          </table:table-cell>
          <table:table-cell office:value-type="string">
            <text:p>2018-10-30_07-04-56_000.jpg</text:p>
          </table:table-cell>
          <table:table-cell office:value-type="string">
            <text:p>:m 東和 181030tu / PHOTO 現場状況 / 宮前平駅 / ジオ宮前平 / １名 / カワデン様（ライト工業） / N-35-35-20.97 E-139-34-40.59</text:p>
          </table:table-cell>
          <table:table-cell table:number-columns-repeated="3"/>
        </table:table-row>
        <table:table-row table:style-name="ro10">
          <table:table-cell office:value-type="float" office:value="31">
            <text:p>31</text:p>
          </table:table-cell>
          <table:table-cell office:value-type="string">
            <text:p>2018-10-30_07-05-00_000.jpg</text:p>
          </table:table-cell>
          <table:table-cell office:value-type="string">
            <text:p>:m 東和 181030tu / PHOTO 現場状況 / 宮前平駅 / ジオ宮前平 / １名 / カワデン様（ライト工業） / N-35-35-20.84 E-139-34-40.43</text:p>
          </table:table-cell>
          <table:table-cell table:number-columns-repeated="3"/>
        </table:table-row>
        <table:table-row table:style-name="ro10">
          <table:table-cell office:value-type="float" office:value="32">
            <text:p>32</text:p>
          </table:table-cell>
          <table:table-cell office:value-type="string">
            <text:p>2018-10-30_07-05-02_000.jpg</text:p>
          </table:table-cell>
          <table:table-cell office:value-type="string">
            <text:p>:m 東和 181030tu / PHOTO 現場状況 / 宮前平駅 / ジオ宮前平 / １名 / カワデン様（ライト工業） / N-35-35-20.84 E-139-34-40.43</text:p>
          </table:table-cell>
          <table:table-cell table:number-columns-repeated="3"/>
        </table:table-row>
        <table:table-row table:style-name="ro10">
          <table:table-cell office:value-type="float" office:value="33">
            <text:p>33</text:p>
          </table:table-cell>
          <table:table-cell office:value-type="string">
            <text:p>2018-10-30_07-05-05_000.jpg</text:p>
          </table:table-cell>
          <table:table-cell office:value-type="string">
            <text:p>:m 東和 181030tu / PHOTO 現場状況 / 宮前平駅 / ジオ宮前平 / １名 / カワデン様（ライト工業） / N-35-35-20.84 E-139-34-40.43</text:p>
          </table:table-cell>
          <table:table-cell table:number-columns-repeated="3"/>
        </table:table-row>
        <table:table-row table:style-name="ro10">
          <table:table-cell office:value-type="float" office:value="34">
            <text:p>34</text:p>
          </table:table-cell>
          <table:table-cell office:value-type="string">
            <text:p>2018-10-30_07-05-07_000.jpg</text:p>
          </table:table-cell>
          <table:table-cell office:value-type="string">
            <text:p>:m 東和 181030tu / PHOTO 現場状況 / 宮前平駅 / ジオ宮前平 / １名 / カワデン様（ライト工業） / N-35-35-20.84 E-139-34-40.54</text:p>
          </table:table-cell>
          <table:table-cell table:number-columns-repeated="3"/>
        </table:table-row>
        <table:table-row table:style-name="ro10">
          <table:table-cell office:value-type="float" office:value="35">
            <text:p>35</text:p>
          </table:table-cell>
          <table:table-cell office:value-type="string">
            <text:p>2018-10-30_07-05-09_000.jpg</text:p>
          </table:table-cell>
          <table:table-cell office:value-type="string">
            <text:p>:m 東和 181030tu / PHOTO 現場状況 / 宮前平駅 / ジオ宮前平 / １名 / カワデン様（ライト工業） / N-35-35-20.84 E-139-34-40.54</text:p>
          </table:table-cell>
          <table:table-cell table:number-columns-repeated="3"/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2018-10-30_07-05-11_000.jpg</text:p>
          </table:table-cell>
          <table:table-cell office:value-type="string">
            <text:p>:m 東和 181030 / 宮前平駅 / ジオ宮前平 / 周囲風景 <text:s/>/ N-35-35-20.84 E-139-34-40.54</text:p>
          </table:table-cell>
          <table:table-cell table:number-columns-repeated="3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2018-10-30_07-06-07_000.jpg</text:p>
          </table:table-cell>
          <table:table-cell office:value-type="string">
            <text:p>:m 東和 181030 / 宮前平駅 / ジオ宮前平 / 周囲風景 <text:s/>/ N-35-35-22.2 E-139-34-39.66</text:p>
          </table:table-cell>
          <table:table-cell table:number-columns-repeated="3"/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2018-10-30_07-06-11_000.jpg</text:p>
          </table:table-cell>
          <table:table-cell office:value-type="string">
            <text:p>:m 東和 181030 / 宮前平駅 / ジオ宮前平 / 周囲風景 <text:s/>/ N-35-35-21.13 E-139-34-39.99</text:p>
          </table:table-cell>
          <table:table-cell table:number-columns-repeated="3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2018-10-30_07-06-16_000.jpg</text:p>
          </table:table-cell>
          <table:table-cell office:value-type="string">
            <text:p>:m 東和 181030 / 宮前平駅 / ジオ宮前平 / 周囲風景 <text:s/>/ N-35-35-20.88 E-139-34-39.93</text:p>
          </table:table-cell>
          <table:table-cell table:number-columns-repeated="3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2018-10-30_07-06-19_000.jpg</text:p>
          </table:table-cell>
          <table:table-cell office:value-type="string">
            <text:p>:m 東和 181030 / 宮前平駅 / ジオ宮前平 / 周囲風景 <text:s/>/ N-35-35-20.86 E-139-34-39.88</text:p>
          </table:table-cell>
          <table:table-cell table:number-columns-repeated="3"/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2018-10-30_07-06-27_000.jpg</text:p>
          </table:table-cell>
          <table:table-cell office:value-type="string">
            <text:p>:m 東和 181030 / 宮前平駅 / ジオ宮前平 / 周囲風景 <text:s/>/ N-35-35-20.73 E-139-34-39.82</text:p>
          </table:table-cell>
          <table:table-cell table:number-columns-repeated="3"/>
        </table:table-row>
        <table:table-row table:style-name="ro8">
          <table:table-cell office:value-type="float" office:value="42">
            <text:p>42</text:p>
          </table:table-cell>
          <table:table-cell office:value-type="string">
            <text:p>2018-10-30_07-06-54_000.jpg</text:p>
          </table:table-cell>
          <table:table-cell office:value-type="string">
            <text:p>:m 東和 181030 / 宮前平駅 / ジオ宮前平 / 周囲風景 <text:s/>/ N-35-35-20.68 E-139-34-39.66</text:p>
          </table:table-cell>
          <table:table-cell table:number-columns-repeated="3"/>
        </table:table-row>
        <table:table-row table:style-name="ro8">
          <table:table-cell office:value-type="float" office:value="43">
            <text:p>43</text:p>
          </table:table-cell>
          <table:table-cell office:value-type="string">
            <text:p>2018-10-30_07-06-57_000.jpg</text:p>
          </table:table-cell>
          <table:table-cell office:value-type="string">
            <text:p>:m 東和 181030 / 宮前平駅 / ジオ宮前平 / 周囲風景 <text:s/>/ N-35-35-20.68 E-139-34-39.66</text:p>
          </table:table-cell>
          <table:table-cell table:number-columns-repeated="3"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2018-10-30_07-07-02_000.jpg</text:p>
          </table:table-cell>
          <table:table-cell office:value-type="string">
            <text:p>:m 東和 181030 / 宮前平駅 / ジオ宮前平 / 周囲風景 <text:s/>/ N-35-35-20.68 E-139-34-39.66</text:p>
          </table:table-cell>
          <table:table-cell table:number-columns-repeated="3"/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2018-10-30_07-07-06_000.jpg</text:p>
          </table:table-cell>
          <table:table-cell office:value-type="string">
            <text:p>:m 東和 181030 / 宮前平駅 / ジオ宮前平 / 周囲風景 <text:s/>/ N-35-35-20.68 E-139-34-39.66</text:p>
          </table:table-cell>
          <table:table-cell table:number-columns-repeated="3"/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2018-10-30_07-07-09_000.jpg</text:p>
          </table:table-cell>
          <table:table-cell office:value-type="string">
            <text:p>:m 東和 181030 / 宮前平駅 / ジオ宮前平 / 周囲風景 <text:s/>/ N-35-35-20.68 E-139-34-39.66</text:p>
          </table:table-cell>
          <table:table-cell table:number-columns-repeated="3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2018-10-30_07-07-12_000.jpg</text:p>
          </table:table-cell>
          <table:table-cell office:value-type="string">
            <text:p>:m 東和 181030 / 宮前平駅 / ジオ宮前平 / 周囲風景 <text:s/>/ N-35-35-20.68 E-139-34-39.66</text:p>
          </table:table-cell>
          <table:table-cell table:number-columns-repeated="3"/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2018-10-30_07-07-14_000.jpg</text:p>
          </table:table-cell>
          <table:table-cell office:value-type="string">
            <text:p>:m 東和 181030 / 宮前平駅 / ジオ宮前平 / 周囲風景 <text:s/>/ N-35-35-20.68 E-139-34-39.66</text:p>
          </table:table-cell>
          <table:table-cell table:number-columns-repeated="3"/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2018-10-30_07-07-20_000.jpg</text:p>
          </table:table-cell>
          <table:table-cell office:value-type="string">
            <text:p>:m 東和 181030 / 宮前平駅 / ジオ宮前平 / 周囲風景 <text:s/>/ N-35-35-20.66 E-139-34-39.6</text:p>
          </table:table-cell>
          <table:table-cell table:number-columns-repeated="3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2018-10-30_07-07-22_000.jpg</text:p>
          </table:table-cell>
          <table:table-cell office:value-type="string">
            <text:p>:m 東和 181030 / 宮前平駅 / ジオ宮前平 / 周囲風景 <text:s/>/ N-35-35-20.66 E-139-34-39.6</text:p>
          </table:table-cell>
          <table:table-cell table:number-columns-repeated="3"/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2018-10-30_07-07-26_000.jpg</text:p>
          </table:table-cell>
          <table:table-cell office:value-type="string">
            <text:p>:m 東和 181030 / 宮前平駅 / ジオ宮前平 / 周囲風景 <text:s/>/ N-35-35-20.66 E-139-34-39.6</text:p>
          </table:table-cell>
          <table:table-cell table:number-columns-repeated="3"/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2018-10-30_07-07-36_000.jpg</text:p>
          </table:table-cell>
          <table:table-cell office:value-type="string">
            <text:p>:m 東和 181030 / 宮前平駅 / ジオ宮前平 / 周囲風景 <text:s/>/ N-35-35-20.66 E-139-34-39.55</text:p>
          </table:table-cell>
          <table:table-cell table:number-columns-repeated="3"/>
        </table:table-row>
        <table:table-row table:style-name="ro10">
          <table:table-cell office:value-type="float" office:value="53">
            <text:p>53</text:p>
          </table:table-cell>
          <table:table-cell office:value-type="string">
            <text:p>2018-10-30_07-07-37_000.jpg</text:p>
          </table:table-cell>
          <table:table-cell office:value-type="string">
            <text:p>:m 東和 181030tu / PHOTO 現場状況 / 宮前平駅 / ジオ宮前平 / １名 / カワデン様（ライト工業） / N-35-35-20.66 E-139-34-39.55</text:p>
          </table:table-cell>
          <table:table-cell table:number-columns-repeated="3"/>
        </table:table-row>
        <table:table-row table:style-name="ro10">
          <table:table-cell office:value-type="float" office:value="54">
            <text:p>54</text:p>
          </table:table-cell>
          <table:table-cell office:value-type="string">
            <text:p>2018-10-30_07-07-40_000.jpg</text:p>
          </table:table-cell>
          <table:table-cell office:value-type="string">
            <text:p>:m 東和 181030tu / PHOTO 現場状況 / 宮前平駅 / ジオ宮前平 / １名 / カワデン様（ライト工業） / N-35-35-20.66 E-139-34-39.55</text:p>
          </table:table-cell>
          <table:table-cell table:number-columns-repeated="3"/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2018-10-30_07-08-21_000.jpg</text:p>
          </table:table-cell>
          <table:table-cell office:value-type="string">
            <text:p>:m 東和 181030 / 宮前平駅 / ジオ宮前平 / 周囲風景 <text:s/>/ N-35-35-20.66 E-139-34-39.44</text:p>
          </table:table-cell>
          <table:table-cell table:number-columns-repeated="3"/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2018-10-30_07-08-30_000.jpg</text:p>
          </table:table-cell>
          <table:table-cell office:value-type="string">
            <text:p>:m 東和 181030 / 宮前平駅 / ジオ宮前平 / 周囲風景 <text:s/>/ N-35-35-20.66 E-139-34-39.44</text:p>
          </table:table-cell>
          <table:table-cell table:number-columns-repeated="3"/>
        </table:table-row>
        <table:table-row table:style-name="ro10">
          <table:table-cell office:value-type="float" office:value="57">
            <text:p>57</text:p>
          </table:table-cell>
          <table:table-cell office:value-type="string">
            <text:p>2018-10-30_07-53-11_000.jpg</text:p>
          </table:table-cell>
          <table:table-cell office:value-type="string">
            <text:p>:m 東和 181030tu / PHOTO 現場状況 / 宮前平駅 / ジオ宮前平 / １名 / カワデン様（ライト工業） / N-35-35-21.28 E-139-34-39.93</text:p>
          </table:table-cell>
          <table:table-cell table:number-columns-repeated="3"/>
        </table:table-row>
        <table:table-row table:style-name="ro10">
          <table:table-cell office:value-type="float" office:value="58">
            <text:p>58</text:p>
          </table:table-cell>
          <table:table-cell office:value-type="string">
            <text:p>2018-10-30_07-53-18_000.jpg</text:p>
          </table:table-cell>
          <table:table-cell office:value-type="string">
            <text:p>:m 東和 181030tu / PHOTO 現場状況 / 宮前平駅 / ジオ宮前平 / １名 / カワデン様（ライト工業） / N-35-35-20.97 E-139-34-39.6</text:p>
          </table:table-cell>
          <table:table-cell table:number-columns-repeated="3"/>
        </table:table-row>
        <table:table-row table:style-name="ro10">
          <table:table-cell office:value-type="float" office:value="59">
            <text:p>59</text:p>
          </table:table-cell>
          <table:table-cell office:value-type="string">
            <text:p>2018-10-30_07-53-24_000.jpg</text:p>
          </table:table-cell>
          <table:table-cell office:value-type="string">
            <text:p>:m 東和 181030tu / PHOTO 現場状況 / 宮前平駅 / ジオ宮前平 / １名 / カワデン様（ライト工業） / N-35-35-20.83 E-139-34-39.66</text:p>
          </table:table-cell>
          <table:table-cell table:number-columns-repeated="3"/>
        </table:table-row>
        <table:table-row table:style-name="ro10">
          <table:table-cell office:value-type="float" office:value="60">
            <text:p>60</text:p>
          </table:table-cell>
          <table:table-cell office:value-type="string">
            <text:p>2018-10-30_16-03-59_000.jpg</text:p>
          </table:table-cell>
          <table:table-cell office:value-type="string">
            <text:p>:m 東和 181030tu / PHOTO 現場状況 / 宮前平駅 / ジオ宮前平 / １名 / カワデン様（ライト工業） / N-35-35-21.23 E-139-34-39.66</text:p>
          </table:table-cell>
          <table:table-cell table:number-columns-repeated="3"/>
        </table:table-row>
        <table:table-row table:style-name="ro10">
          <table:table-cell office:value-type="float" office:value="61">
            <text:p>61</text:p>
          </table:table-cell>
          <table:table-cell office:value-type="string">
            <text:p>2018-10-30_16-04-00_000.jpg</text:p>
          </table:table-cell>
          <table:table-cell office:value-type="string">
            <text:p>:m 東和 181030tu / PHOTO 現場状況 / 宮前平駅 / ジオ宮前平 / １名 / カワデン様（ライト工業） / N-35-35-21.47 E-139-34-39.99</text:p>
          </table:table-cell>
          <table:table-cell table:number-columns-repeated="3"/>
        </table:table-row>
        <table:table-row table:style-name="ro10">
          <table:table-cell office:value-type="float" office:value="62">
            <text:p>62</text:p>
          </table:table-cell>
          <table:table-cell office:value-type="string">
            <text:p>2018-10-30_16-04-03_000.jpg</text:p>
          </table:table-cell>
          <table:table-cell office:value-type="string">
            <text:p>:m 東和 181030tu / PHOTO 現場状況 / 宮前平駅 / ジオ宮前平 / １名 / カワデン様（ライト工業） / N-35-35-21.3 E-139-34-39.6</text:p>
          </table:table-cell>
          <table:table-cell table:number-columns-repeated="3"/>
        </table:table-row>
        <table:table-row table:style-name="ro10">
          <table:table-cell office:value-type="float" office:value="63">
            <text:p>63</text:p>
          </table:table-cell>
          <table:table-cell office:value-type="string">
            <text:p>2018-10-30_16-04-26_000.jpg</text:p>
          </table:table-cell>
          <table:table-cell office:value-type="string">
            <text:p>:m 東和 181030tu / PHOTO 現場状況 / 宮前平駅 / ジオ宮前平 / １名 / カワデン様（ライト工業） / N-35-35-21.43 E-139-34-39.55</text:p>
          </table:table-cell>
          <table:table-cell table:number-columns-repeated="3"/>
        </table:table-row>
        <table:table-row table:style-name="ro10">
          <table:table-cell office:value-type="float" office:value="64">
            <text:p>64</text:p>
          </table:table-cell>
          <table:table-cell office:value-type="string">
            <text:p>2018-10-30_16-04-27_000.jpg</text:p>
          </table:table-cell>
          <table:table-cell office:value-type="string">
            <text:p>:m 東和 181030tu / PHOTO 現場状況 / 宮前平駅 / ジオ宮前平 / １名 / カワデン様（ライト工業） / N-35-35-21.49 E-139-34-39.27</text:p>
          </table:table-cell>
          <table:table-cell table:number-columns-repeated="3"/>
        </table:table-row>
        <table:table-row table:style-name="ro10">
          <table:table-cell office:value-type="float" office:value="65">
            <text:p>65</text:p>
          </table:table-cell>
          <table:table-cell office:value-type="string">
            <text:p>2018-10-30_16-04-29_000.jpg</text:p>
          </table:table-cell>
          <table:table-cell office:value-type="string">
            <text:p>:m 東和 181030tu / PHOTO 現場状況 / 宮前平駅 / ジオ宮前平 / １名 / カワデン様（ライト工業） / N-35-35-21.42 E-139-34-39.49</text:p>
          </table:table-cell>
          <table:table-cell table:number-columns-repeated="3"/>
        </table:table-row>
        <table:table-row table:style-name="ro10">
          <table:table-cell office:value-type="float" office:value="66">
            <text:p>66</text:p>
          </table:table-cell>
          <table:table-cell office:value-type="string">
            <text:p>2018-10-30_16-29-26_000.jpg</text:p>
          </table:table-cell>
          <table:table-cell office:value-type="string">
            <text:p>:m 東和 181030tu / PHOTO 現場状況 / 宮前平駅 / ジオ宮前平 / １名 / カワデン様（ライト工業） / N-35-35-21.83 E-139-34-41.85</text:p>
          </table:table-cell>
          <table:table-cell table:number-columns-repeated="3"/>
        </table:table-row>
        <table:table-row table:style-name="ro10">
          <table:table-cell office:value-type="float" office:value="67">
            <text:p>67</text:p>
          </table:table-cell>
          <table:table-cell office:value-type="string">
            <text:p>2018-10-30_16-29-27_000.jpg</text:p>
          </table:table-cell>
          <table:table-cell office:value-type="string">
            <text:p>:m 東和 181030tu / PHOTO 現場状況 / 宮前平駅 / ジオ宮前平 / １名 / カワデン様（ライト工業） / N-35-35-21.53 E-139-34-40.48</text:p>
          </table:table-cell>
          <table:table-cell table:number-columns-repeated="3"/>
        </table:table-row>
        <table:table-row table:style-name="ro10">
          <table:table-cell office:value-type="float" office:value="68">
            <text:p>68</text:p>
          </table:table-cell>
          <table:table-cell office:value-type="string">
            <text:p>2018-10-30_16-29-28_000.jpg</text:p>
          </table:table-cell>
          <table:table-cell office:value-type="string">
            <text:p>:m 東和 181030tu / PHOTO 現場状況 / 宮前平駅 / ジオ宮前平 / １名 / カワデン様（ライト工業） / N-35-35-21.53 E-139-34-40.48</text:p>
          </table:table-cell>
          <table:table-cell table:number-columns-repeated="3"/>
        </table:table-row>
        <table:table-row table:style-name="ro10">
          <table:table-cell office:value-type="float" office:value="69">
            <text:p>69</text:p>
          </table:table-cell>
          <table:table-cell office:value-type="string">
            <text:p>2018-10-30_16-29-35_000.jpg</text:p>
          </table:table-cell>
          <table:table-cell office:value-type="string">
            <text:p>:m 東和 181030tu / PHOTO 現場状況 / 宮前平駅 / ジオ宮前平 / １名 / カワデン様（ライト工業） / N-35-35-20.88 E-139-34-40.48</text:p>
          </table:table-cell>
          <table:table-cell table:number-columns-repeated="3"/>
        </table:table-row>
        <table:table-row table:style-name="ro10">
          <table:table-cell office:value-type="float" office:value="70">
            <text:p>70</text:p>
          </table:table-cell>
          <table:table-cell office:value-type="string">
            <text:p>2018-10-30_16-29-37_000.jpg</text:p>
          </table:table-cell>
          <table:table-cell office:value-type="string">
            <text:p>:m 東和 181030tu / PHOTO 現場状況 / 宮前平駅 / ジオ宮前平 / １名 / カワデン様（ライト工業） / N-35-35-20.95 E-139-34-40.7</text:p>
          </table:table-cell>
          <table:table-cell table:number-columns-repeated="3"/>
        </table:table-row>
        <table:table-row table:style-name="ro10">
          <table:table-cell office:value-type="float" office:value="71">
            <text:p>71</text:p>
          </table:table-cell>
          <table:table-cell office:value-type="string">
            <text:p>2018-10-30_16-29-41_000.jpg</text:p>
          </table:table-cell>
          <table:table-cell office:value-type="string">
            <text:p>:m 東和 181030tu / PHOTO 現場状況 / 宮前平駅 / ジオ宮前平 / １名 / カワデン様（ライト工業） / N-35-35-21.01 E-139-34-40.81</text:p>
          </table:table-cell>
          <table:table-cell table:number-columns-repeated="3"/>
        </table:table-row>
        <table:table-row table:style-name="ro10">
          <table:table-cell office:value-type="float" office:value="72">
            <text:p>72</text:p>
          </table:table-cell>
          <table:table-cell office:value-type="string">
            <text:p>2018-10-30_16-29-44_000.jpg</text:p>
          </table:table-cell>
          <table:table-cell office:value-type="string">
            <text:p>:m 東和 181030tu / PHOTO 現場状況 / 宮前平駅 / ジオ宮前平 / １名 / カワデン様（ライト工業） / N-35-35-21.09 E-139-34-40.81</text:p>
          </table:table-cell>
          <table:table-cell table:number-columns-repeated="3"/>
        </table:table-row>
        <table:table-row table:style-name="ro10">
          <table:table-cell office:value-type="float" office:value="73">
            <text:p>73</text:p>
          </table:table-cell>
          <table:table-cell office:value-type="string">
            <text:p>2018-10-30_16-29-50_000.jpg</text:p>
          </table:table-cell>
          <table:table-cell office:value-type="string">
            <text:p>:m 東和 181030tu / PHOTO 現場状況 / 宮前平駅 / ジオ宮前平 / １名 / カワデン様（ライト工業） / N-35-35-21.2 E-139-34-40.87</text:p>
          </table:table-cell>
          <table:table-cell table:number-columns-repeated="3"/>
        </table:table-row>
        <table:table-row table:style-name="ro6">
          <table:table-cell office:value-type="float" office:value="74">
            <text:p>74</text:p>
          </table:table-cell>
          <table:table-cell office:value-type="string">
            <text:p>2018-10-30_17-29-04_000.jpg</text:p>
          </table:table-cell>
          <table:table-cell table:style-name="ce3" office:value-type="string">
            <text:p>:m 食べた物　間食 / ヨーグルト / +=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2018-10-30_20-16-48_000.jpg</text:p>
          </table:table-cell>
          <table:table-cell table:style-name="ce3"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6">
          <table:table-cell office:value-type="float" office:value="76">
            <text:p>76</text:p>
          </table:table-cell>
          <table:table-cell office:value-type="string">
            <text:p>2018-10-30_22-09-16_000.jpg</text:p>
          </table:table-cell>
          <table:table-cell table:style-name="ce3" office:value-type="string">
            <text:p>:m 記録 / 身体 / 足の裏 / 水虫 / 右足 </text:p>
          </table:table-cell>
          <table:table-cell/>
          <table:table-cell table:style-name="Default"/>
          <table:table-cell/>
        </table:table-row>
        <table:table-row table:style-name="ro5">
          <table:table-cell office:value-type="float" office:value="77">
            <text:p>77</text:p>
          </table:table-cell>
          <table:table-cell office:value-type="string">
            <text:p>2018-10-30_23-52-31_000.jpg</text:p>
          </table:table-cell>
          <table:table-cell table:style-name="ce3" office:value-type="string">
            <text:p>:m other / log / 寝る前　ウェブ閲覧　記録　（for オナニー） / 未了 </text:p>
          </table:table-cell>
          <table:table-cell/>
          <table:table-cell table:style-name="Default"/>
          <table:table-cell/>
        </table:table-row>
        <table:table-row table:style-name="ro11">
          <table:table-cell table:number-columns-repeated="2"/>
          <table:table-cell table:style-name="ce3"/>
          <table:table-cell/>
          <table:table-cell table:style-name="Default"/>
          <table:table-cell/>
        </table:table-row>
        <table:table-row table:style-name="ro11" table:number-rows-repeated="7">
          <table:table-cell table:number-columns-repeated="2"/>
          <table:table-cell table:style-name="ce3"/>
          <table:table-cell/>
          <table:table-cell table:style-name="Default" table:number-columns-repeated="2"/>
        </table:table-row>
        <table:table-row table:style-name="ro11" table:number-rows-repeated="16">
          <table:table-cell table:number-columns-repeated="4"/>
          <table:table-cell table:style-name="Default" table:number-columns-repeated="2"/>
        </table:table-row>
        <table:table-row table:style-name="ro11" table:number-rows-repeated="8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11">
          <table:table-cell table:number-columns-repeated="2"/>
          <table:table-cell table:style-name="ce1" office:value-type="float" office:value="17">
            <text:p>17</text:p>
          </table:table-cell>
          <table:table-cell/>
          <table:table-cell table:style-name="Default" table:number-columns-repeated="2"/>
        </table:table-row>
        <table:table-row table:style-name="ro11">
          <table:table-cell table:number-columns-repeated="2"/>
          <table:table-cell table:style-name="ce1" office:value-type="float" office:value="78">
            <text:p>78</text:p>
          </table:table-cell>
          <table:table-cell/>
          <table:table-cell table:style-name="Default" table:number-columns-repeated="2"/>
        </table:table-row>
        <table:table-row table:style-name="ro11" table:number-rows-repeated="2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11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1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78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1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78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1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1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78])" office:value-type="float" office:value="77">
            <text:p>77</text:p>
          </table:table-cell>
          <table:table-cell/>
          <table:table-cell table:style-name="Default"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1">
          <table:table-cell/>
          <table:table-cell table:style-name="ce2" office:value-type="string">
            <text:p>:m XXX</text:p>
          </table:table-cell>
          <table:table-cell table:style-name="Default" table:formula="of:=COUNTIF([.$C$2:.$C78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78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78];[.B124]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2018/10/31</text:date>, <text:time>08:59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31T08:59:24.33</dc:date>
    <dc:creator>iwabuchi ken</dc:creator>
    <meta:editing-duration>P5DT11H52M6S</meta:editing-duration>
    <meta:editing-cycles>1929</meta:editing-cycles>
    <meta:document-statistic meta:table-count="1" meta:cell-count="253" meta:object-count="0"/>
  </office:meta>
</office:document-meta>
</file>